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text-properties style:font-name="Times New Roman" fo:font-size="14pt" officeooo:paragraph-rsid="00294af4" style:font-size-asian="14pt" style:font-size-complex="14pt"/>
    </style:style>
    <style:style style:name="P2" style:family="paragraph" style:parent-style-name="Text_20_body">
      <style:text-properties style:font-name="Times New Roman" fo:font-size="14pt" officeooo:paragraph-rsid="002af5cb" style:font-size-asian="14pt" style:font-size-complex="14pt"/>
    </style:style>
    <style:style style:name="P3" style:family="paragraph" style:parent-style-name="Text_20_body">
      <style:paragraph-properties fo:text-align="center" style:justify-single-word="false"/>
      <style:text-properties style:font-name="Times New Roman" fo:font-size="14pt" style:font-size-asian="14pt" style:font-size-complex="14pt"/>
    </style:style>
    <style:style style:name="P4" style:family="paragraph" style:parent-style-name="Text_20_body">
      <style:paragraph-properties fo:text-align="start" style:justify-single-word="false"/>
      <style:text-properties style:font-name="Times New Roman" fo:font-size="14pt" officeooo:rsid="002af5cb" officeooo:paragraph-rsid="002af5cb" style:font-size-asian="14pt" style:font-size-complex="14pt"/>
    </style:style>
    <style:style style:name="P5" style:family="paragraph" style:parent-style-name="Text_20_body">
      <style:text-properties style:font-name="Times New Roman" fo:font-size="14pt" style:font-size-asian="14pt" style:font-size-complex="14pt"/>
    </style:style>
    <style:style style:name="P6" style:family="paragraph" style:parent-style-name="Text_20_body">
      <style:paragraph-properties fo:text-align="start" style:justify-single-word="false"/>
      <style:text-properties style:font-name="Times New Roman" fo:font-size="14pt" style:font-size-asian="14pt" style:font-size-complex="14pt"/>
    </style:style>
    <style:style style:name="P7" style:family="paragraph" style:parent-style-name="Text_20_body">
      <style:text-properties style:font-name="Times New Roman" fo:font-size="14pt" officeooo:paragraph-rsid="002e18d9" style:font-size-asian="14pt" style:font-size-complex="14pt"/>
    </style:style>
    <style:style style:name="P8"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 data-centric framework for combating domain shift in underwater object detection with image enhancement</text:p>
      <text:p text:style-name="P3"/>
      <text:p text:style-name="P6">Applied Intelligence (2025) 55:272</text:p>
      <text:p text:style-name="P3"/>
      <text:p text:style-name="P4">Anahtar Kavramlar: Bilgisayarlı görü, Görüntü İşleme</text:p>
      <text:p text:style-name="P5"/>
      <text:p text:style-name="P1"><text:tab/>Bu çalışma, su altı nesne tespitinde karşılaşılan alan değişimi (domain shift) sorununu azaltmak için veri merkezli bir çerçeve (data-centric framework) önererek görüntü iyileştirme tekniklerini test etmektedir. Su altı ortamları, bulanıklık, renk bozulmaları ve değişken ışık koşulları gibi çeşitli optik zorluklar sunduğundan, geleneksel nesne tespit modellerinin doğruluğunu etkileyen önemli alan değişikliklerine neden olur. Derin öğrenme tabanlı nesne tespit algoritmaları, özellikle Faster R-CNN ve YOLO gibi popüler modeller, genellikle belirli bir veri kümesi üzerinde eğitildiğinde yeni su altı ortamlarına iyi genelleme yapamazlar. </text:p>
      <text:p text:style-name="P7"><text:tab/></text:p>
      <text:p text:style-name="P7"><text:tab/>Çalışma, bu sorunun çözümü için görüntü işleme ve iyileştirme tekniklerinin, alan değişimi etkisini nasıl azalttığını araştırmakta ve nesne tespit performansına katkısını ölçmektedir. Bu amaçla, üç farklı gerçek dünya su altı veri kümesi ve iki popüler nesne tespit algoritması kullanılarak 14 farklı görüntü iyileştirme yöntemi test edilmiştir. </text:p>
      <text:p text:style-name="P7"><text:tab/></text:p>
      <text:p text:style-name="P7"><text:tab/>Çalışma, geleneksel model merkezli yaklaşımların ötesine geçerek veri merkezli bir yaklaşım sunmakta ve su altı nesne tespitinde görüntü iyileştirmenin alan genelleme üzerindeki etkisini ölçmek için yeni bir değerlendirme metriği önermektedir. Sonuçlar, görüntü iyileştirme yöntemlerinin nesne tespit performansını 1.7 ila 8.0 yüzde puanı arasında artırabildiğini göstermektedir.</text:p>
      <text:p text:style-name="P7"><text:tab/></text:p>
      <text:p text:style-name="P7"><text:tab/>Çalışma kapsamında öncelikle su altı nesne tespitinin zorlukları incelenmiş ve mevcut çözümlerle ilgili literatür taraması yapılmıştır. Alan değişimi problemi, nesne tespit modellerinin farklı su altı koşullarında nasıl performans gösterdiğini ölçmek amacıyla üç farklı veri kümesi (DeepFish, MBEEC-Low-Vis, Jellytoring) kullanılarak analiz edilmiştir. </text:p>
      <text:p text:style-name="P2"><text:soft-page-break/><text:tab/>Geleneksel değerlendirme yöntemleri, genellikle aynı video kaynağından elde edilen karelerin eğitim ve test veri kümelerinde yer almasına izin verdiğinden, modelin gerçek dünya senaryolarına genelleme yapma kapasitesini gereğinden fazla iyimser tahmin edebilmektedir. Bu çalışmada, test ve eğitim veri kümelerinin tamamen farklı su altı ortamlarından seçildiği alan bazlı çapraz doğrulama yöntemi uygulanmıştır. </text:p>
      <text:p text:style-name="P7"><text:tab/></text:p>
      <text:p text:style-name="P7"><text:tab/>Çalışmada kullanılan 14 görüntü iyileştirme yöntemi, renk ve kontrast ayarlamaları, bulanıklık giderme, histogram eşitleme, generatif adversaryal ağlar (GAN) ve fiziksel model tabanlı iyileştirme tekniklerini içermektedir. Modelin başarısı, ortalama ortalama hassasiyet (mAP) metriği kullanılarak değerlendirilmiş ve her yöntemin nesne tespitine katkısı ölçülmüştür. Deneyler, özellikle MSRCR (Multi-Scale Retinex with Color Restoration) yönteminin, diğer görüntü iyileştirme tekniklerinden daha başarılı olduğunu göstermektedir. </text:p>
      <text:p text:style-name="P7"><text:tab/></text:p>
      <text:p text:style-name="P7"><text:tab/>MSRCR, farklı veri kümelerinde %5 ila %8 arasında bir tespit doğruluğu artışı sağlamış ve Faster R-CNN ile YOLO gibi nesne tespit modellerinin performansını önemli ölçüde iyileştirmiştir.</text:p>
      <text:p text:style-name="P1"/>
      <text:p text:style-name="P1"><text:tab/>Bu çalışma, su altı nesne tespitinde alan değişimi problemini ele alan veri merkezli bir yaklaşım geliştirerek, görüntü iyileştirme yöntemlerinin nesne tespit performansına nasıl katkıda bulunabileceğini sistematik olarak test etmiştir. Bulgular, geleneksel model merkezli yaklaşımların tek başına yeterli olmadığını ve veri ön işleme tekniklerinin nesne tespiti doğruluğunu önemli ölçüde artırabileceğini göstermektedir. Özellikle MSRCR gibi gelişmiş görüntü iyileştirme yöntemlerinin, modelin farklı su altı ortamlarına daha iyi genelleme yapmasını sağladığı ortaya koyulmuştur. </text:p>
      <text:p text:style-name="P7"><text:tab/></text:p>
      <text:p text:style-name="P7"><text:tab/>Gelecekte, bu yöntemin gerçek zamanlı su altı izleme sistemlerinde uygulanabilirliğinin artırılması, daha büyük veri kümelerinde test edilmesi ve farklı deniz ekosistemlerine genişletilmesi önerilmektedir. Çalışmanın sonuçları, su altı görüntüleme ve çevresel izleme sistemlerinde daha doğru ve güvenilir nesne tespit modellerinin geliştirilmesine önemli bir katkı sağlamaktadı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0:42:39.222384180</meta:creation-date>
    <dc:date>2025-03-10T14:38:10.304684617</dc:date>
    <meta:editing-duration>PT1H18M34S</meta:editing-duration>
    <meta:editing-cycles>12</meta:editing-cycles>
    <meta:generator>LibreOffice/7.3.7.2$Linux_X86_64 LibreOffice_project/30$Build-2</meta:generator>
    <meta:document-statistic meta:table-count="0" meta:image-count="0" meta:object-count="0" meta:page-count="2" meta:paragraph-count="18" meta:word-count="483" meta:character-count="4015" meta:non-whitespace-character-count="3523"/>
  </office:meta>
</office:document-meta>
</file>